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9" style:family="presentation" style:parent-style-name="Bottom_20_Red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outline1">
      <style:graphic-properties fo:min-height="1.9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loext:opacity="100%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33cm" fo:margin-bottom="0cm" fo:text-indent="0cm"/>
    </style:style>
    <style:style style:name="T1" style:family="text">
      <style:text-properties style:font-name="Fira Code" fo:background-color="#eeeeee"/>
    </style:style>
    <style:style style:name="T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2" style:font-name-asian="Liberation Serif2" style:font-name-complex="Liberation Serif2"/>
    </style:style>
    <style:style style:name="T7" style:family="text">
      <style:text-properties style:font-name="Roboto" style:font-name-asian="Liberation Serif2" style:font-name-complex="Liberation Serif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Fira Code" fo:font-size="32pt" fo:background-color="#eeeeee" style:font-size-asian="32pt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Fira Code" fo:font-size="32pt" fo:background-color="#eeeeee" style:font-name-asian="Liberation Serif2" style:font-size-asian="32pt" style:font-name-complex="Liberation Serif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Statistika nad prostorem</text:p>
          </draw:text-box>
        </draw:frame>
        <draw:frame presentation:style-name="pr2" draw:text-style-name="P2" draw:layer="layout" svg:width="25.198cm" svg:height="2.16cm" svg:x="1.399cm" svg:y="14.931cm" presentation:class="subtitl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4">Vzdálenosti a routing z externích zdrojů – HERE přes API</text:p>
              </text:list-item>
              <text:list-item>
                <text:p xml:id="id2" text:id="id2" text:style-name="P4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" text:id="id3">HERE / dříve Nokia Maps (IT svět)</text:p>
              </text:list-item>
              <text:list-item>
                <text:p xml:id="id4" text:id="id4">Aktivně hledá vývojáře mobilních aplikací ($$$)</text:p>
              </text:list-item>
              <text:list-item>
                <text:p xml:id="id5" text:id="id5">250 tisíc dotazů měsíčně zdarma</text:p>
              </text:list-item>
              <text:list-item>
                <text:p xml:id="id6" text:id="id6">Vedlejší efekt (kvůli erkařům to nedělají): <text:span text:style-name="T1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" text:id="id7">Geocoding <text:span text:style-name="T1">hereR::geocode()</text:span></text:p>
              </text:list-item>
              <text:list-item>
                <text:p xml:id="id8" text:id="id8">Routing <text:span text:style-name="T1">hereR::route()</text:span></text:p>
              </text:list-item>
              <text:list-item>
                <text:p xml:id="id9" text:id="id9">Isochrony <text:span text:style-name="T1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0" text:id="id10">U které školy dát sraz na pivo?</text:p>
                <text:list>
                  <text:list-item>
                    <text:p xml:id="id11" text:id="id11">Matfyz <text:span text:style-name="T3">× VŠE × Přfuk?</text:span></text:p>
                  </text:list-item>
                </text:list>
              </text:list-item>
              <text:list-item>
                <text:p xml:id="id12" text:id="id12">Problém:</text:p>
                <text:list>
                  <text:list-item>
                    <text:p xml:id="id13" text:id="id13">Zaměřit školy, identifikovat hospody</text:p>
                  </text:list-item>
                  <text:list-item>
                    <text:p xml:id="id14" text:id="id14">Získat isochrony / 10 minut pěšky</text:p>
                  </text:list-item>
                  <text:list-item>
                    <text:p xml:id="id15" text:id="id15">Spočítat body hospod v polygonu isochron</text:p>
                  </text:list-item>
                  <text:list-item>
                    <text:p xml:id="id16" text:id="id1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Obchodní cestující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7" text:id="id17">Jak nejsnáze objet 5 hospod na Žižkově</text:p>
                <text:list>
                  <text:list-item>
                    <text:p xml:id="id18" text:id="id18">Respektovat silniční síť / neletět vzduchem</text:p>
                  </text:list-item>
                  <text:list-item>
                    <text:p xml:id="id19" text:id="id19">Zohlednit jednosměrky a situaci v dopravě</text:p>
                  </text:list-item>
                </text:list>
              </text:list-item>
              <text:list-item>
                <text:p xml:id="id20" text:id="id20">Problém:</text:p>
                <text:list>
                  <text:list-item>
                    <text:p xml:id="id21" text:id="id21">Zaměřit hospody</text:p>
                  </text:list-item>
                  <text:list-item>
                    <text:p xml:id="id22" text:id="id22">Identfikovat matici vzdáleností</text:p>
                  </text:list-item>
                  <text:list-item>
                    <text:p xml:id="id23" text:id="id23">Vyhodnotit TSP</text:p>
                  </text:list-item>
                  <text:list-item>
                    <text:p xml:id="id24" text:id="id2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2T1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TSP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olelány...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25" text:id="id25">Souvisí počet traktorů registrovaných v obci s plochou ornice?</text:p>
              </text:list-item>
              <text:list-item>
                <text:p xml:id="id26" text:id="id26">Problém:</text:p>
                <text:list>
                  <text:list-item>
                    <text:p xml:id="id27" text:id="id27">Zjistit počet traktorů z open dat <text:a xlink:href="https://www.mdcr.cz/" xlink:type="simple">mdcr.cz</text:a></text:p>
                  </text:list-item>
                  <text:list-item>
                    <text:p xml:id="id28" text:id="id28">Zaměřit ornou půdu z Copernikus satelitů</text:p>
                  </text:list-item>
                  <text:list-item>
                    <text:p xml:id="id29" text:id="id29">Přenést registrace + ornici na obce ČR</text:p>
                  </text:list-item>
                  <text:list-item>
                    <text:p xml:id="id30" text:id="id30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2T1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cropland-traktor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layer="layout" svg:width="25.06cm" svg:height="12.953cm" svg:x="1.497cm" svg:y="5.333cm" presentation:class="outline" presentation:user-transformed="true">
          <draw:text-box>
            <text:list text:style-name="L3">
              <text:list-item>
                <text:p xml:id="id31" text:id="id31">Co znamená vzdálenost?</text:p>
                <text:list>
                  <text:list-item>
                    <text:p xml:id="id32" text:id="id32" text:style-name="P9"><text:span text:style-name="T4">Spojitou veličinu</text:span><text:span text:style-name="T5"> – čím víc, tím víc? </text:span></text:p>
                    <text:p xml:id="id33" text:id="id33" text:style-name="P9">limituje k 20 015 Km (6 371 × <text:span text:style-name="T6">π</text:span><text:span text:style-name="T7"> )</text:span></text:p>
                  </text:list-item>
                  <text:list-item>
                    <text:p xml:id="id34" text:id="id34"><text:span text:style-name="T8">Kategorickou veličinu</text:span> – blízko ano / ne?</text:p>
                  </text:list-item>
                </text:list>
              </text:list-item>
              <text:list-item>
                <text:p xml:id="id35" text:id="id35">Přístupy k řešení:</text:p>
                <text:list>
                  <text:list-item>
                    <text:p xml:id="id36" text:id="id36"><text:span text:style-name="T9">sf::st_distance()</text:span><text:span text:style-name="T10"> <text:s/></text:span></text:p>
                  </text:list-item>
                  <text:list-item>
                    <text:p xml:id="id37" text:id="id37"><text:span text:style-name="T11">sf::st_intersects(sf::st_buffer(x))</text:span></text:p>
                  </text:list-item>
                  <text:list-item>
                    <text:p xml:id="id38" text:id="id38"><text:span text:style-name="T11">sf::st_is_within_distance()</text:span><text:span text:style-name="T7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Je na benzín v okolí dálnice dražší?</text:p>
              </text:list-item>
              <text:list-item>
                <text:p xml:id="id40" text:id="id40">Problém:</text:p>
                <text:list>
                  <text:list-item>
                    <text:p xml:id="id41" text:id="id41">Zjistit ceny benzínu, zaměřit pumpy</text:p>
                  </text:list-item>
                  <text:list-item>
                    <text:p xml:id="id42" text:id="id42">Zaměřit dálnice, definovat okolí</text:p>
                  </text:list-item>
                  <text:list-item>
                    <text:p xml:id="id43" text:id="id43">Zkombinovat ceny a okolí</text:p>
                  </text:list-item>
                  <text:list-item>
                    <text:p xml:id="id44" text:id="id44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9</meta:editing-cycles>
    <dc:title>JLA prezka</dc:title>
    <meta:editing-duration>P2DT2H18S</meta:editing-duration>
    <meta:generator>LibreOffice/7.6.5.2$Linux_X86_64 LibreOffice_project/60$Build-2</meta:generator>
    <meta:initial-creator>Jindra Lacko</meta:initial-creator>
    <dc:date>2024-02-28T14:42:37.243307940</dc:date>
    <dc:creator>Jindra Lacko</dc:creator>
    <meta:document-statistic meta:object-count="122"/>
  </office:meta>
</office:document-meta>
</file>